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4c3dc" officeooo:paragraph-rsid="0004c3dc"/>
    </style:style>
    <style:style style:name="P2" style:family="paragraph" style:parent-style-name="Standard">
      <style:text-properties officeooo:paragraph-rsid="0004c3dc"/>
    </style:style>
    <style:style style:name="P3" style:family="paragraph" style:parent-style-name="Standard">
      <style:text-properties officeooo:paragraph-rsid="0005fc6b"/>
    </style:style>
    <style:style style:name="P4" style:family="paragraph" style:parent-style-name="Standard">
      <style:text-properties officeooo:rsid="000761b3" officeooo:paragraph-rsid="000761b3"/>
    </style:style>
    <style:style style:name="P5" style:family="paragraph" style:parent-style-name="Standard">
      <style:text-properties officeooo:rsid="0008ff35" officeooo:paragraph-rsid="0008ff35"/>
    </style:style>
    <style:style style:name="P6" style:family="paragraph" style:parent-style-name="Standard">
      <style:text-properties officeooo:rsid="000b5cb3" officeooo:paragraph-rsid="000b5cb3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cacb" officeooo:paragraph-rsid="0007c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b065" officeooo:paragraph-rsid="0008b0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b065" officeooo:paragraph-rsid="0008b065" fo:background-color="#800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7cacb" officeooo:paragraph-rsid="0007c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158466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b065" officeooo:paragraph-rsid="0008b065" fo:background-color="#1584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158466" style:text-outline="false" style:text-line-through-style="none" style:text-line-through-type="none" style:font-name="Liberation Serif" fo:font-size="12pt" fo:font-style="normal" fo:text-shadow="none" style:text-underline-style="none" fo:font-weight="bold" officeooo:rsid="0008b065" officeooo:paragraph-rsid="0008b065" fo:background-color="#1584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b065" officeooo:paragraph-rsid="0008b06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ff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b065" officeooo:paragraph-rsid="0008b065" fo:background-color="#ffff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80008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b065" officeooo:paragraph-rsid="0008b065" fo:background-color="#800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c3dc"/>
    </style:style>
    <style:style style:name="T2" style:family="text">
      <style:text-properties officeooo:rsid="0005fc6b"/>
    </style:style>
    <style:style style:name="T3" style:family="text">
      <style:text-properties fo:color="#800080" fo:font-weight="bold" style:font-weight-asian="bold" style:font-weight-complex="bold"/>
    </style:style>
    <style:style style:name="T4" style:family="text">
      <style:text-properties officeooo:rsid="000ae8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 : stress chronique et insomnie </text:p>
      <text:p text:style-name="P1"/>
      <text:p text:style-name="P1"/>
      <text:p text:style-name="P2"><text:span text:style-name="T1">Stratégie :</text:span></text:p>
      <text:p text:style-name="P2"/>
      <text:p text:style-name="P2"><text:span text:style-name="T1">On vas cherchez si c’est un excès de cortisol provoqué par le stress chronique qui est a l’origine des insomnies de monsieur X, car elle pourrai inhiber la sécrétion de mélatonine (l’hormone du sommeil). </text:span></text:p>
      <text:p text:style-name="P3"><text:span text:style-name="T1"><text:tab/>Pour cela, nous allons faire un test immunodétection du cortisol ( test ELISA-sandwich) et ceux a partir d’échantillions de sérum sanguin du patient a différente heure de <text:s/>la journée que nous allons comparer a celui d’un individue témoin non stressée et n’ayant pas d’insomnie.</text:span></text:p>
      <text:p text:style-name="P3"><text:span text:style-name="T1"><text:tab/>Le test consiste a utilisé une association d’anticorps anti-cortisol et un autre lié a une enzyme <text:s/>afin de connaître la [cortisol], si elle est faible ou élevé suivant la couleur obtenue.</text:span></text:p>
      <text:p text:style-name="P3"><text:tab/><text:span text:style-name="T2">Les résultat attendu sont :</text:span></text:p>
      <text:p text:style-name="P3"><text:tab/><text:tab/>-<text:span text:style-name="T2">si le coloré est jaune alors la [cortisol] est élever pendant la nuit alors il est en stress chronique</text:span></text:p>
      <text:p text:style-name="P3"><text:tab/><text:tab/>-<text:span text:style-name="T2">si il est vert alors c’est insomnie ont d’autres origine que le stress chronique</text:span></text:p>
      <text:p text:style-name="P3"/>
      <text:p text:style-name="P3"/>
      <text:p text:style-name="P4">ATTENTION :</text:p>
      <text:p text:style-name="P4">Précisé le diagnostique</text:p>
      <text:p text:style-name="P4">précisé des heures ou prélevér le sang </text:p>
      <text:p text:style-name="P4"/>
      <text:p text:style-name="P4">cortisol Monsieur X = celui témoin donc diabnnostique du médécin est faux <text:s/></text:p>
      <text:p text:style-name="P4"/>
      <text:p text:style-name="P4"/>
      <text:p text:style-name="P4"/>
      <text:p text:style-name="P4"/>
      <text:p text:style-name="P6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7">Résultat \ heure </text:p>
          </table:table-cell>
          <table:table-cell table:style-name="Tableau1.A1" office:value-type="string">
            <text:p text:style-name="P7">9H</text:p>
          </table:table-cell>
          <table:table-cell table:style-name="Tableau1.A1" office:value-type="string">
            <text:p text:style-name="P7">18H</text:p>
          </table:table-cell>
          <table:table-cell table:style-name="Tableau1.D1" office:value-type="string">
            <text:p text:style-name="P7">24H</text:p>
          </table:table-cell>
        </table:table-row>
        <table:table-row>
          <table:table-cell table:style-name="Tableau1.A2" office:value-type="string">
            <text:p text:style-name="P10">Patient X</text:p>
          </table:table-cell>
          <table:table-cell table:style-name="Tableau1.A2" office:value-type="string">
            <text:p text:style-name="P14">Jau <text:s text:c="27"/>ne</text:p>
          </table:table-cell>
          <table:table-cell table:style-name="Tableau1.A2" office:value-type="string">
            <text:p text:style-name="P14">Ja <text:s text:c="27"/>une</text:p>
          </table:table-cell>
          <table:table-cell table:style-name="Tableau1.D2" office:value-type="string">
            <text:p text:style-name="P14">Ja <text:s text:c="27"/>une</text:p>
          </table:table-cell>
        </table:table-row>
        <table:table-row>
          <table:table-cell table:style-name="Tableau1.A2" office:value-type="string">
            <text:p text:style-name="P7">Patient témoin</text:p>
          </table:table-cell>
          <table:table-cell table:style-name="Tableau1.A2" office:value-type="string">
            <text:p text:style-name="P14">Jau <text:s text:c="27"/>ne</text:p>
          </table:table-cell>
          <table:table-cell table:style-name="Tableau1.A2" office:value-type="string">
            <text:p text:style-name="P12">Ver <text:s text:c="29"/>t </text:p>
          </table:table-cell>
          <table:table-cell table:style-name="Tableau1.D2" office:value-type="string">
            <text:p text:style-name="P9"><text:span text:style-name="T3">Vi <text:s text:c="26"/>olet</text:span> </text:p>
          </table:table-cell>
        </table:table-row>
      </table:table>
      <text:p text:style-name="P4"/>
      <text:p text:style-name="P4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8">Témoin forte concentration</text:p>
          </table:table-cell>
          <table:table-cell table:style-name="Tableau2.B1" office:value-type="string">
            <text:p text:style-name="P13"><text:s text:c="69"/>jaune</text:p>
          </table:table-cell>
        </table:table-row>
        <table:table-row>
          <table:table-cell table:style-name="Tableau2.A2" office:value-type="string">
            <text:p text:style-name="P8">Témoin moyenne concentration</text:p>
          </table:table-cell>
          <table:table-cell table:style-name="Tableau2.B2" office:value-type="string">
            <text:p text:style-name="P11"><text:s text:c="72"/>vert</text:p>
          </table:table-cell>
        </table:table-row>
        <table:table-row>
          <table:table-cell table:style-name="Tableau2.A2" office:value-type="string">
            <text:p text:style-name="P8">Témoin faible concentration </text:p>
          </table:table-cell>
          <table:table-cell table:style-name="Tableau2.B2" office:value-type="string">
            <text:p text:style-name="P15">V <text:s text:c="67"/>iolet</text:p>
          </table:table-cell>
        </table:table-row>
      </table:table>
      <text:p text:style-name="P4"/>
      <text:p text:style-name="P4"/>
      <text:p text:style-name="P4"/>
      <text:p text:style-name="P5">interprétation :</text:p>
      <text:p text:style-name="P5"/>
      <text:p text:style-name="P5">on voit que chez le patient X il n’y a pas de baisse de cortisone après 18h contrairement aux témoin donc <text:s/><text:span text:style-name="T4">on en déduit que le patient X a une concentration en cortisol élevé du au stress chronique donc le diagnostique est bon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13T16:15:24.475000000</meta:creation-date>
    <dc:date>2023-02-13T17:28:57.751000000</dc:date>
    <meta:editing-duration>PT26M25S</meta:editing-duration>
    <meta:editing-cycles>6</meta:editing-cycles>
    <meta:generator>LibreOffice/6.3.5.2$Windows_X86_64 LibreOffice_project/dd0751754f11728f69b42ee2af66670068624673</meta:generator>
    <meta:document-statistic meta:table-count="2" meta:image-count="0" meta:object-count="0" meta:page-count="1" meta:paragraph-count="32" meta:word-count="259" meta:character-count="1877" meta:non-whitespace-character-count="1259"/>
  </office:meta>
</office:document-meta>
</file>